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VM TES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wer Bound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SUM([.H5:.H8])" office:value-type="float" office:value="4.31557015" calcext:value-type="float">
            <text:p>4.31557015</text:p>
          </table:table-cell>
        </table:table-row>
        <table:table-row table:style-name="ro1">
          <table:table-cell office:value-type="string" calcext:value-type="string">
            <text:p>Exp Conf Vals</text:p>
          </table:table-cell>
          <table:table-cell office:value-type="string" calcext:value-type="string">
            <text:p>Exp Probs</text:p>
          </table:table-cell>
          <table:table-cell office:value-type="string" calcext:value-type="string">
            <text:p>Model Val</text:p>
          </table:table-cell>
          <table:table-cell office:value-type="string" calcext:value-type="string">
            <text:p>Model Prob</text:p>
          </table:table-cell>
          <table:table-cell/>
          <table:table-cell office:value-type="string" calcext:value-type="string">
            <text:p>Val Dist</text:p>
          </table:table-cell>
          <table:table-cell office:value-type="string" calcext:value-type="string">
            <text:p>Prob Dist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float" office:value="-1.31557015" calcext:value-type="float">
            <text:p>-1.31557015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5]-[.A5]" office:value-type="float" office:value="5.31557015" calcext:value-type="float">
            <text:p>5.31557015</text:p>
          </table:table-cell>
          <table:table-cell table:formula="of:=[.D5]-[.B5]" office:value-type="float" office:value="0.25" calcext:value-type="float">
            <text:p>0.25</text:p>
          </table:table-cell>
          <table:table-cell table:formula="of:=[.G5]*[.F5]" office:value-type="float" office:value="1.3288925375" calcext:value-type="float">
            <text:p>1.3288925375</text:p>
          </table:table-cell>
        </table:table-row>
        <table:table-row table:style-name="ro1">
          <table:table-cell office:value-type="float" office:value="-0.31557015" calcext:value-type="float">
            <text:p>-0.3155701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6]-[.A6]" office:value-type="float" office:value="4.31557015" calcext:value-type="float">
            <text:p>4.31557015</text:p>
          </table:table-cell>
          <table:table-cell office:value-type="float" office:value="0.25" calcext:value-type="float">
            <text:p>0.25</text:p>
          </table:table-cell>
          <table:table-cell table:formula="of:=[.G6]*[.F6]" office:value-type="float" office:value="1.0788925375" calcext:value-type="float">
            <text:p>1.0788925375</text:p>
          </table:table-cell>
        </table:table-row>
        <table:table-row table:style-name="ro1">
          <table:table-cell office:value-type="float" office:value="0.68442985" calcext:value-type="float">
            <text:p>0.68442985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]-[.A7]" office:value-type="float" office:value="4.31557015" calcext:value-type="float">
            <text:p>4.31557015</text:p>
          </table:table-cell>
          <table:table-cell table:formula="of:=[.D7]-[.B7]" office:value-type="float" office:value="0.25" calcext:value-type="float">
            <text:p>0.25</text:p>
          </table:table-cell>
          <table:table-cell table:formula="of:=[.G7]*[.F7]" office:value-type="float" office:value="1.0788925375" calcext:value-type="float">
            <text:p>1.0788925375</text:p>
          </table:table-cell>
        </table:table-row>
        <table:table-row table:style-name="ro1">
          <table:table-cell office:value-type="float" office:value="1.68442985" calcext:value-type="float">
            <text:p>1.684429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-[.A8]" office:value-type="float" office:value="3.31557015" calcext:value-type="float">
            <text:p>3.31557015</text:p>
          </table:table-cell>
          <table:table-cell office:value-type="float" office:value="0.25" calcext:value-type="float">
            <text:p>0.25</text:p>
          </table:table-cell>
          <table:table-cell table:formula="of:=[.G8]*[.F8]" office:value-type="float" office:value="0.8288925375" calcext:value-type="float">
            <text:p>0.8288925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09:29:06.116775575</meta:creation-date>
    <dc:date>2025-04-12T10:13:10.867939735</dc:date>
    <meta:editing-duration>PT3M44S</meta:editing-duration>
    <meta:editing-cycles>1</meta:editing-cycles>
    <meta:generator>LibreOffice/7.3.7.2$Linux_X86_64 LibreOffice_project/30$Build-2</meta:generator>
    <meta:document-statistic meta:table-count="1" meta:cell-count="39" meta:object-count="0"/>
  </office:meta>
</office:document-meta>
</file>